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424cm" style:rel-column-width="16383*"/>
    </style:style>
    <style:style style:name="Tableau1.D" style:family="table-column">
      <style:table-column-properties style:column-width="6.426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2c142a" officeooo:paragraph-rsid="002c142a"/>
    </style:style>
    <style:style style:name="P2" style:family="paragraph" style:parent-style-name="Standard">
      <style:text-properties officeooo:rsid="001f3094" officeooo:paragraph-rsid="001f3094"/>
    </style:style>
    <style:style style:name="P3" style:family="paragraph" style:parent-style-name="Standard">
      <style:text-properties officeooo:rsid="002114ab" officeooo:paragraph-rsid="002114ab"/>
    </style:style>
    <style:style style:name="P4" style:family="paragraph" style:parent-style-name="Standard">
      <style:text-properties officeooo:rsid="00225f7c" officeooo:paragraph-rsid="001f3094"/>
    </style:style>
    <style:style style:name="P5" style:family="paragraph" style:parent-style-name="Standard">
      <style:text-properties officeooo:rsid="00225f7c" officeooo:paragraph-rsid="002a4b06"/>
    </style:style>
    <style:style style:name="P6" style:family="paragraph" style:parent-style-name="Standard">
      <style:text-properties officeooo:rsid="002c142a" officeooo:paragraph-rsid="002a4b06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374ece" officeooo:paragraph-rsid="00374ece" style:font-size-asian="16pt" style:font-size-complex="16pt"/>
    </style:style>
    <style:style style:name="P8" style:family="paragraph" style:parent-style-name="Table_20_Contents">
      <style:text-properties officeooo:rsid="002c142a" officeooo:paragraph-rsid="00327741"/>
    </style:style>
    <style:style style:name="T1" style:family="text">
      <style:text-properties officeooo:rsid="00327741"/>
    </style:style>
    <style:style style:name="T2" style:family="text">
      <style:text-properties officeooo:rsid="0034f29f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Liste dossiers</text:p>
      <text:p text:style-name="P4"/>
      <text:section text:style-name="Sect1" text:name="Section1">
        <table:table table:name="Tableau1" table:style-name="Tableau1">
          <table:table-column table:style-name="Tableau1.A" table:number-columns-repeated="3"/>
          <table:table-column table:style-name="Tableau1.D"/>
          <table:table-row>
            <table:table-cell table:style-name="Tableau1.A1" office:value-type="string">
              <text:p text:style-name="P6"><text:text-input text:description="">folder.getLicenceSubject()</text:text-input></text:p>
            </table:table-cell>
            <table:table-cell table:style-name="Tableau1.A1" office:value-type="string">
              <text:p text:style-name="Table_20_Contents"><text:text-input text:description="">folder.getReference()</text:text-input></text:p>
            </table:table-cell>
            <table:table-cell table:style-name="Tableau1.A1" office:value-type="string">
              <text:p text:style-name="P1"><text:bookmark-start text:name="__DdeLink__81411_1110268466"/><text:span text:style-name="T2"><text:text-input text:description="">folder.getApplicantsSignaletic()</text:text-input></text:span> <text:bookmark-end text:name="__DdeLink__81411_1110268466"/><text:text-input text:description=""/></text:p>
            </table:table-cell>
            <table:table-cell table:style-name="Tableau1.D1" office:value-type="string">
              <text:p text:style-name="P8"><text:span text:style-name="T1"><text:text-input text:description="">folder.getWorkLocationSignaletic()</text:text-input></text:span></text:p>
            </table:table-cell>
          </table:table-row>
        </table:table>
        <text:p text:style-name="P5"><office:annotation><dc:creator>Auteur inconnu</dc:creator><dc:date>2017-03-24T15:08:07</dc:date><text:p><text:span text:style-name="T3">do section for folder in [b.getObject() for b in brains]</text:span></text:p></office:annotation></text:p>
      </text:section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3:30:04.145220303</meta:creation-date>
    <dc:date>2017-03-27T14:54:14.851253836</dc:date>
    <meta:editing-duration>PT5H36M30S</meta:editing-duration>
    <meta:editing-cycles>20</meta:editing-cycles>
    <meta:generator>LibreOffice/5.1.6.2$Linux_X86_64 LibreOffice_project/10m0$Build-2</meta:generator>
    <meta:document-statistic meta:table-count="1" meta:image-count="0" meta:object-count="0" meta:page-count="1" meta:paragraph-count="6" meta:word-count="16" meta:character-count="138" meta:non-whitespace-character-count="136"/>
  </office:meta>
</office:document-meta>
</file>